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맑은 고딕" svg:font-family="'맑은 고딕'" style:font-family-generic="moder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08in"/>
    </style:style>
    <style:style style:name="co3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54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complex="Ari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맑은 고딕" fo:font-size="9pt" fo:font-weight="normal" style:text-underline-style="none" style:text-underline-color="font-color" style:text-line-through-type="none" fo:font-style="normal" style:text-outline="false" fo:text-shadow="none" style:text-position="0% 100%" style:font-name-asian="맑은 고딕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x1" table:style-name="ta1">
        <table:table-column table:style-name="co1" table:default-cell-style-name="ce1"/>
        <table:table-row table:style-name="ro1">
          <table:table-cell office:value-type="string" calcext:value-type="string">
            <text:p>AKIAGIREOGIAXLSX4BT5</text:p>
          </table:table-cell>
        </table:table-row>
      </table:table>
      <table:table table:name="Sheet4x3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user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<text:s/>홍길동전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0NgGi1d0nG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iMr00T</text:p>
          </table:table-cell>
        </table:table-row>
      </table:table>
      <table:table table:name="SheetAny" table:style-name="ta1"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1 password is w3Ry5tR0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 ID:master,PW:dipPr10Gg!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3 192.168.0.1 master/NBd@126t!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2">
          <table:table-cell table:number-columns-repeated="5"/>
          <table:table-cell table:style-name="ce2"/>
        </table:table-row>
        <table:table-row table:style-name="ro1" table:number-rows-repeated="8">
          <table:table-cell table:number-columns-repeated="6"/>
        </table:table-row>
        <table:table-row table:style-name="ro2">
          <table:table-cell table:number-columns-repeated="4"/>
          <table:table-cell table:style-name="ce2" office:value-type="string" calcext:value-type="string">
            <text:p><text:span text:style-name="T1">password:</text:span></text:p>
            <text:p><text:span text:style-name="T1"/></text:p>
            <text:p><text:span text:style-name="T2">□ 문의 내용 :</text:span></text:p>
            <text:p><text:span text:style-name="T2">  ※ Error Stack Trace도 함께 첨부 부탁드립니다.</text:span></text:p>
            <text:p><text:span text:style-name="T2"/></text:p>
            <text:p><text:span text:style-name="T1">12345</text:span></text:p>
          </table:table-cell>
          <table:table-cell office:value-type="string" calcext:value-type="string">
            <text:p>F16 224.52.124.93 root/A0dM1Nka</text:p>
          </table:table-cell>
        </table:table-row>
      </table:table>
      <table:named-expressions/>
      <table:database-ranges>
        <table:database-range table:name="__Anonymous_Sheet_DB__1" table:target-range-address="Sheet4x3.A1:Sheet4x3.D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맑은 고딕" svg:font-family="'맑은 고딕'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14:12:04.9455057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0:06:04.612271318</meta:creation-date>
    <dc:date>2024-12-11T15:10:42.405458068</dc:date>
    <meta:editing-duration>PT59M31S</meta:editing-duration>
    <meta:editing-cycles>6</meta:editing-cycles>
    <meta:generator>LibreOffice/24.8.3.2$Linux_X86_64 LibreOffice_project/e14c9fdd1f585efcbb2c5363087a99d20928d522</meta:generator>
    <meta:document-statistic meta:table-count="3" meta:cell-count="18" meta:object-count="0"/>
  </office:meta>
</office:document-meta>
</file>